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9D000001D5EBA53DCE.png"/>
  <manifest:file-entry manifest:media-type="image/png" manifest:full-path="Pictures/1000020100000B1A000003EB9AB3A77D.png"/>
  <manifest:file-entry manifest:media-type="image/png" manifest:full-path="Pictures/10000201000015F90000051ED87091D2.png"/>
  <manifest:file-entry manifest:media-type="image/png" manifest:full-path="Pictures/1000020100000D87000004322AECCB4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URW Bookman L" svg:font-family="'URW Bookman L'" style:font-adornments="Light Italic"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Gill Sans MT" svg:font-family="'Gill Sans MT'"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master-page-name="First_20_Page">
      <style:paragraph-properties style:page-number="auto"/>
    </style:style>
    <style:style style:name="fr1"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p>
      <text:p text:style-name="Text_20_body">Please find enclosed an invitation to Student Robotics 2011.</text:p>
      <text:p text:style-name="Text_20_body">We hope that you enjoyed last year's competition and that your students gained a lot from it. Listening to your feedback it was clear more needed to be done to get robots moving. To achieve this we are aiming to implement several new features. The first of which is to provide a wheeled base with motors from which students can work. This should alleviate the problems teams had with motor strength and robot capabilities. The second addition will be a guide of not just how to program but how program well. It will include a “how to plan a program” section and examples of Student Robotics code.</text:p>
      <text:p text:style-name="Text_20_body">If you have any other thoughts or suggestions please let me know at the email address below.</text:p>
      <text:p text:style-name="Text_20_body">I look forward to seeing you at KickStart.</text:p>
      <text:p text:style-name="Standard"/>
      <text:p text:style-name="Standard"/>
      <text:p text:style-name="Standard">Yours Sincerely,</text:p>
      <text:p text:style-name="Standard"/>
      <text:p text:style-name="Standard"/>
      <text:p text:style-name="Standard"/>
      <text:p text:style-name="Standard"/>
      <text:p text:style-name="Standard"/>
      <text:p text:style-name="Standard">Alex Forward</text:p>
      <text:p text:style-name="Standard">SR Chairman</text:p>
      <text:p text:style-name="Standard">aforward@studentrobotic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URW Bookman L" svg:font-family="'URW Bookman L'" style:font-adornments="Light Italic"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Gill Sans MT" svg:font-family="'Gill Sans MT'"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fo:background-color="transparent">
        <style:background-image/>
      </style:paragraph-properties>
      <style:text-properties style:font-name="Liberation Sans1" fo:font-size="11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ext" style:family="paragraph" style:parent-style-name="Caption" style:class="extra"/>
    <style:style style:name="Sender" style:family="paragraph" style:parent-style-name="Standard" style:class="extra">
      <style:paragraph-properties fo:margin-top="0cm" fo:margin-bottom="0.106cm" fo:text-align="end" style:justify-single-word="false" text:number-lines="false" text:line-number="0"/>
      <style:text-properties style:font-name="Gill Sans MT" fo:font-size="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199cm" fo:margin-bottom="0cm"/>
      <style:text-properties fo:font-size="12pt" fo:font-style="italic"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e" style:family="paragraph" style:parent-style-name="Text_20_body">
      <style:paragraph-properties fo:margin-left="1.499cm" fo:margin-right="1.499cm" fo:margin-top="0.499cm" fo:margin-bottom="0cm" fo:text-indent="0cm" style:auto-text-indent="false" style:shadow="none"/>
      <style:text-properties style:font-name="Liberation Serif1" fo:font-style="italic"/>
    </style:style>
    <style:style style:name="quote_5f_author" style:display-name="quote_author" style:family="paragraph" style:parent-style-name="Text_20_body">
      <style:paragraph-properties fo:margin-left="0cm" fo:margin-right="0.3cm" fo:margin-top="0.199cm" fo:margin-bottom="0.499cm" fo:text-align="end" style:justify-single-word="false" fo:text-indent="0cm" style:auto-text-indent="false"/>
      <style:text-properties style:font-name="URW Bookman L" fo:font-style="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013cm" style:rel-column-width="30888*"/>
    </style:style>
    <style:style style:name="Table2.B" style:family="table-column">
      <style:table-column-properties style:column-width="8.987cm" style:rel-column-width="34647*"/>
    </style:style>
    <style:style style:name="Table2.A1" style:family="table-cell">
      <style:table-cell-properties fo:padding="0.097cm" fo:border="none"/>
    </style:style>
    <style:style style:name="M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style:style style:name="Mfr3"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background-image/>
      </style:graphic-properties>
    </style:style>
    <style:page-layout style:name="Mpm1">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02cm solid #000000" fo:border-bottom="none" fo:border-left="none" fo:border-right="none" fo:padding-top="0.3cm" fo:padding-bottom="0cm" fo:padding-left="0cm" fo:padding-right="0cm" style:shadow="none" style:dynamic-spacing="false"/>
      </style:footer-style>
    </style:page-layout>
    <style:page-layout style:name="Mpm2">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7.5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fo:border-top="0.002cm solid #000000" fo:border-bottom="none" fo:border-left="none" fo:border-right="none" fo:padding-top="0.3cm" fo:padding-bottom="0cm" fo:padding-left="0cm" fo:padding-right="0cm" style:shadow="none"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5" text:anchor-type="paragraph" svg:x="1cm" svg:y="1cm" svg:width="4.627cm" svg:height="1.076cm" draw:z-index="0"><draw:image xlink:href="Pictures/10000201000015F90000051ED87091D2.png" xlink:type="simple" xlink:show="embed" xlink:actuate="onLoad"/></draw:frame></text:p>
      </style:header>
      <style:footer>
        <text:p text:style-name="Footer"><draw:frame draw:style-name="Mfr2" draw:name="graphics6" text:anchor-type="as-char" svg:width="2.731cm" svg:height="1cm" draw:z-index="0"><draw:image xlink:href="Pictures/100002010000049D000001D5EBA53DCE.png" xlink:type="simple" xlink:show="embed" xlink:actuate="onLoad"/></draw:frame><text:tab/><draw:frame draw:style-name="Mfr2" draw:name="graphics7" text:anchor-type="as-char" svg:width="2.9cm" svg:height="0.9cm" draw:z-index="0"><draw:image xlink:href="Pictures/1000020100000D87000004322AECCB4F.png" xlink:type="simple" xlink:show="embed" xlink:actuate="onLoad"/></draw:frame><text:tab/><draw:frame draw:style-name="Mfr2" draw:name="graphics8" text:anchor-type="as-char" svg:width="3.15cm" svg:height="1cm" draw:z-index="0"><draw:image xlink:href="Pictures/1000020100000B1A000003EB9AB3A77D.png" xlink:type="simple" xlink:show="embed" xlink:actuate="onLoad"/></draw:frame></text:p>
      </style:footer>
    </style:master-page>
    <style:master-page style:name="First_20_Page" style:display-name="First Page" style:page-layout-name="Mpm2" style:next-style-name="Standard">
      <style:header>
        <table:table table:name="Table2" table:style-name="Table2">
          <table:table-column table:style-name="Table2.A"/>
          <table:table-column table:style-name="Table2.B"/>
          <table:table-row>
            <table:table-cell table:style-name="Table2.A1" office:value-type="string" table:protected="true">
              <text:p text:style-name="Table_20_Contents"><draw:frame draw:style-name="Mfr1" draw:name="graphics2" text:anchor-type="paragraph" svg:x="1cm" svg:y="1cm" svg:width="8.805cm" svg:height="2.05cm" draw:z-index="0"><draw:image xlink:href="Pictures/10000201000015F90000051ED87091D2.png" xlink:type="simple" xlink:show="embed" xlink:actuate="onLoad"/></draw:frame></text:p>
            </table:table-cell>
            <table:table-cell table:style-name="Table2.A1" office:value-type="string" table:protected="true">
              <text:p text:style-name="Sender">Student Robotics</text:p>
              <text:p text:style-name="Sender">School of Electronics and Computer Science</text:p>
              <text:p text:style-name="Sender">University of Southampton</text:p>
              <text:p text:style-name="Sender">SO17 1BJ</text:p>
              <text:p text:style-name="Sender"/>
              <text:p text:style-name="Sender">info@studentrobotics.org</text:p>
              <text:p text:style-name="Sender"><text:date style:data-style-name="N76" text:date-value="2010-06-08T17:58:10" text:fixed="true">8 June 2010</text:date></text:p>
            </table:table-cell>
          </table:table-row>
        </table:table>
        <text:p text:style-name="Header"><draw:frame draw:style-name="Mfr3" draw:name="Frame2" text:anchor-type="paragraph" svg:x="2cm" svg:y="5.099cm" svg:width="7.999cm" svg:height="3cm" draw:z-index="1"><draw:text-box><text:p text:style-name="Addressee">ADDRESS</text:p><text:p text:style-name="Addressee"/><text:p text:style-name="Addressee">ALSO REPLACE 'YOURSCHOOL' IN THE FIRST PARAGRAPH.</text:p></draw:text-box></draw:frame></text:p>
      </style:header>
      <style:footer>
        <text:p text:style-name="Footer"><draw:frame draw:style-name="Mfr2" draw:name="graphics1" text:anchor-type="as-char" svg:width="2.731cm" svg:height="1cm" draw:z-index="2"><draw:image xlink:href="Pictures/100002010000049D000001D5EBA53DCE.png" xlink:type="simple" xlink:show="embed" xlink:actuate="onLoad"/></draw:frame><text:tab/><draw:frame draw:style-name="Mfr2" draw:name="graphics3" text:anchor-type="as-char" svg:width="2.9cm" svg:height="0.9cm" draw:z-index="3"><draw:image xlink:href="Pictures/1000020100000D87000004322AECCB4F.png" xlink:type="simple" xlink:show="embed" xlink:actuate="onLoad"/></draw:frame><text:tab/><draw:frame draw:style-name="Mfr2" draw:name="graphics4" text:anchor-type="as-char" svg:width="3.15cm" svg:height="1cm" draw:z-index="4"><draw:image xlink:href="Pictures/1000020100000B1A000003EB9AB3A77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08T17:58:10</meta:creation-date>
    <meta:editing-duration>PT01H36M01S</meta:editing-duration>
    <meta:editing-cycles>20</meta:editing-cycles>
    <meta:generator>OpenOffice.org/3.1$Win32 OpenOffice.org_project/310m19$Build-9420</meta:generator>
    <meta:initial-creator>Richard Barlow</meta:initial-creator>
    <dc:date>2010-06-10T14:35:03.65</dc:date>
    <dc:creator>Alex Forward</dc:creator>
    <meta:printed-by>Richard Barlow</meta:printed-by>
    <meta:print-date>2010-06-09T11:32:18</meta:print-date>
    <meta:document-statistic meta:table-count="1" meta:image-count="8" meta:object-count="0" meta:page-count="1" meta:paragraph-count="19" meta:word-count="175" meta:character-count="1054"/>
  </office:meta>
</office:document-meta>
</file>